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1180aa" officeooo:paragraph-rsid="0011b6b8" style:font-size-asian="12.25pt" style:font-weight-asian="normal" style:font-size-complex="14pt" style:font-weight-complex="normal"/>
    </style:style>
    <style:style style:name="P2" style:family="paragraph" style:parent-style-name="Standard" style:list-style-name="L2">
      <style:text-properties fo:font-size="14pt" fo:font-weight="normal" officeooo:rsid="001180aa" officeooo:paragraph-rsid="0011b6b8" style:font-size-asian="12.25pt" style:font-weight-asian="normal" style:font-size-complex="14pt" style:font-weight-complex="normal"/>
    </style:style>
    <style:style style:name="P3" style:family="paragraph" style:parent-style-name="Standard" style:list-style-name="L3">
      <style:text-properties fo:font-size="14pt" fo:font-weight="normal" officeooo:rsid="001180aa" officeooo:paragraph-rsid="0011b6b8" style:font-size-asian="12.25pt" style:font-weight-asian="normal" style:font-size-complex="14pt" style:font-weight-complex="normal"/>
    </style:style>
    <style:style style:name="P4" style:family="paragraph" style:parent-style-name="Standard" style:list-style-name="L4">
      <style:text-properties fo:font-size="14pt" fo:font-weight="normal" officeooo:rsid="001180aa" officeooo:paragraph-rsid="0011b6b8" style:font-size-asian="12.25pt" style:font-weight-asian="normal" style:font-size-complex="14pt" style:font-weight-complex="normal"/>
    </style:style>
    <style:style style:name="P5" style:family="paragraph" style:parent-style-name="Standard" style:list-style-name="L6">
      <style:text-properties fo:font-size="14pt" fo:font-weight="normal" officeooo:rsid="001180aa" officeooo:paragraph-rsid="0011b6b8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1b6b8" officeooo:paragraph-rsid="0011b6b8" style:font-size-asian="12.25pt" style:font-weight-asian="normal" style:font-size-complex="14pt" style:font-weight-complex="normal"/>
    </style:style>
    <style:style style:name="P7" style:family="paragraph" style:parent-style-name="Standard" style:list-style-name="L3">
      <style:text-properties fo:font-size="14pt" fo:font-weight="normal" officeooo:rsid="0011b6b8" officeooo:paragraph-rsid="0011b6b8" style:font-size-asian="12.25pt" style:font-weight-asian="normal" style:font-size-complex="14pt" style:font-weight-complex="normal"/>
    </style:style>
    <style:style style:name="P8" style:family="paragraph" style:parent-style-name="Standard" style:list-style-name="L4">
      <style:text-properties fo:font-size="14pt" fo:font-weight="normal" officeooo:rsid="0011b6b8" officeooo:paragraph-rsid="0011b6b8" style:font-size-asian="12.25pt" style:font-weight-asian="normal" style:font-size-complex="14pt" style:font-weight-complex="normal"/>
    </style:style>
    <style:style style:name="P9" style:family="paragraph" style:parent-style-name="Standard" style:list-style-name="L5">
      <style:text-properties fo:font-size="14pt" fo:font-weight="normal" officeooo:rsid="0011b6b8" officeooo:paragraph-rsid="0011b6b8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32127" officeooo:paragraph-rsid="00132127" style:font-size-asian="12.25pt" style:font-weight-asian="normal" style:font-size-complex="14pt" style:font-weight-complex="normal"/>
    </style:style>
    <style:style style:name="P11" style:family="paragraph" style:parent-style-name="Standard" style:list-style-name="L6">
      <style:text-properties fo:font-size="14pt" fo:font-weight="normal" officeooo:rsid="0013d238" officeooo:paragraph-rsid="0013d238" style:font-size-asian="12.25pt" style:font-weight-asian="normal" style:font-size-complex="14pt" style:font-weight-complex="normal"/>
    </style:style>
    <style:style style:name="P12" style:family="paragraph" style:parent-style-name="Standard" style:list-style-name="L7">
      <style:text-properties fo:font-size="14pt" fo:font-weight="normal" officeooo:rsid="0013d238" officeooo:paragraph-rsid="0013d238" style:font-size-asian="12.25pt" style:font-weight-asian="normal" style:font-size-complex="14pt" style:font-weight-complex="normal"/>
    </style:style>
    <style:style style:name="P13" style:family="paragraph" style:parent-style-name="Standard" style:list-style-name="L8">
      <style:text-properties fo:font-size="14pt" fo:font-weight="normal" officeooo:rsid="0013d238" officeooo:paragraph-rsid="0013d238" style:font-size-asian="12.25pt" style:font-weight-asian="normal" style:font-size-complex="14pt" style:font-weight-complex="normal"/>
    </style:style>
    <style:style style:name="P14" style:family="paragraph" style:parent-style-name="Standard" style:list-style-name="L9">
      <style:text-properties fo:font-size="14pt" fo:font-weight="normal" officeooo:rsid="0013d238" officeooo:paragraph-rsid="0013d238" style:font-size-asian="12.25pt" style:font-weight-asian="normal" style:font-size-complex="14pt" style:font-weight-complex="normal"/>
    </style:style>
    <style:style style:name="P15" style:family="paragraph" style:parent-style-name="Standard" style:list-style-name="L10">
      <style:text-properties fo:font-size="14pt" fo:font-weight="normal" officeooo:rsid="0013d238" officeooo:paragraph-rsid="0013d238" style:font-size-asian="12.25pt" style:font-weight-asian="normal" style:font-size-complex="14pt" style:font-weight-complex="normal"/>
    </style:style>
    <style:style style:name="P16" style:family="paragraph" style:parent-style-name="Standard" style:list-style-name="L3">
      <style:text-properties fo:font-size="14pt" fo:font-weight="bold" officeooo:rsid="001180aa" officeooo:paragraph-rsid="001180aa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1180aa" officeooo:paragraph-rsid="001180aa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22pt" fo:font-weight="bold" officeooo:rsid="001180aa" officeooo:paragraph-rsid="001180aa" style:font-size-asian="22pt" style:font-weight-asian="bold" style:font-size-complex="22pt" style:font-weight-complex="bold"/>
    </style:style>
    <style:style style:name="T1" style:family="text">
      <style:text-properties officeooo:rsid="0011b6b8"/>
    </style:style>
    <style:style style:name="T2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">Project Details:</text:span></text:p>
      <text:p text:style-name="P18"><text:span text:style-name="T2"/></text:p>
      <text:p text:style-name="P17">Methods:</text:p>
      <text:p text:style-name="P17"/>
      <text:p text:style-name="P1">Index – </text:p>
      <text:list xml:id="list424683951" text:style-name="L6">
        <text:list-item>
          <text:p text:style-name="P11">Roles – Any user.</text:p>
        </text:list-item>
        <text:list-item>
          <text:p text:style-name="P5">Make a GET request to “<text:a xlink:type="simple" xlink:href="http://localhost/" text:style-name="Internet_20_link" text:visited-style-name="Visited_20_Internet_20_Link">http://localhost</text:a>:&lt;port&gt;/project_details.json”. </text:p>
        </text:list-item>
        <text:list-item>
          <text:p text:style-name="P5">This will return a JSON array containing all the projects &amp; the models attributes, including completed projects.</text:p>
        </text:list-item>
        <text:list-item>
          <text:p text:style-name="P5"><text:span text:style-name="T1">This will return a status – 200(Ok)</text:span></text:p>
        </text:list-item>
      </text:list>
      <text:p text:style-name="P1"/>
      <text:p text:style-name="P1"/>
      <text:p text:style-name="P1">Show – </text:p>
      <text:list xml:id="list2663143849" text:style-name="L7">
        <text:list-item>
          <text:p text:style-name="P12">Roles – Any user</text:p>
        </text:list-item>
      </text:list>
      <text:list xml:id="list307161554" text:style-name="L2">
        <text:list-item>
          <text:p text:style-name="P2">Make a GET request to “<text:a xlink:type="simple" xlink:href="http://localhsot/" text:style-name="Internet_20_link" text:visited-style-name="Visited_20_Internet_20_Link">http://localhsot</text:a>:&lt;port&gt;/project_details/&lt;id&gt;/json”.</text:p>
        </text:list-item>
        <text:list-item>
          <text:p text:style-name="P2">This will return a JSON array containing all the attributes of the projects model with the “ID” mentioned.</text:p>
        </text:list-item>
        <text:list-item>
          <text:p text:style-name="P2"><text:span text:style-name="T1">This will return a status – 200(Ok).</text:span></text:p>
        </text:list-item>
      </text:list>
      <text:p text:style-name="P1"/>
      <text:p text:style-name="P1"/>
      <text:p text:style-name="P1">Create – </text:p>
      <text:list xml:id="list2986891063" text:style-name="L8">
        <text:list-item>
          <text:p text:style-name="P13">Roles - Admin</text:p>
        </text:list-item>
      </text:list>
      <text:list xml:id="list2188825868" text:style-name="L3">
        <text:list-item>
          <text:p text:style-name="P3">Make a POST request to “<text:a xlink:type="simple" xlink:href="http://localhost/" text:style-name="Internet_20_link" text:visited-style-name="Visited_20_Internet_20_Link">http://localhost</text:a>:&lt;port&gt;/project_details.json”.</text:p>
        </text:list-item>
        <text:list-item>
          <text:p text:style-name="P3">The JSON request must contain the following in the parameters &amp; in the mentioned format:</text:p>
        </text:list-item>
        <text:list-item>
          <text:p text:style-name="P16">{ “project_detail”: {“name”: ”&lt;value&gt;”, “description”: “&lt;value&gt;”, “objective”: “&lt;value&gt;”, “deadline”: “&lt;value&gt;”}, “sig”: “&lt;value&gt;”}</text:p>
        </text:list-item>
        <text:list-item>
          <text:p text:style-name="P7">This will return a status – 201(Created) with a JSON array containing the attributes of <text:s/>the model record created.</text:p>
        </text:list-item>
      </text:list>
      <text:p text:style-name="P6"/>
      <text:p text:style-name="P6"/>
      <text:p text:style-name="P1">Update – </text:p>
      <text:list xml:id="list1228775046" text:style-name="L9">
        <text:list-item>
          <text:p text:style-name="P14">Roles - Admin</text:p>
        </text:list-item>
      </text:list>
      <text:list xml:id="list1521702640" text:style-name="L4">
        <text:list-item>
          <text:p text:style-name="P4">Make a PATCH request to “<text:a xlink:type="simple" xlink:href="http://localhost/" text:style-name="Internet_20_link" text:visited-style-name="Visited_20_Internet_20_Link">http://localhost</text:a>:&lt;port&gt;/project_details/&lt;id&gt;.json”</text:p>
        </text:list-item>
        <text:list-item>
          <text:p text:style-name="P8">The PATCH request must contain the following in the parameters &amp; in the mentioned format:</text:p>
        </text:list-item>
        <text:list-item>
          <text:p text:style-name="P4">{ “project_detail”: {“name”: ”&lt;value&gt;”, “description”: “&lt;value&gt;”, “objective”: “&lt;value&gt;”, “deadline”: “&lt;value&gt;”, “<text:span text:style-name="T1">is_completed”: “&lt;value&gt;”</text:span>}, “sig”: “&lt;value&gt;”}</text:p>
        </text:list-item>
        <text:list-item>
          <text:p text:style-name="P8">This will return a JSON array of the updated record and return a status – 200(Ok).</text:p>
        </text:list-item>
      </text:list>
      <text:p text:style-name="P6"/>
      <text:p text:style-name="P6"/>
      <text:p text:style-name="P6">project_display – </text:p>
      <text:list xml:id="list2117406528" text:style-name="L10">
        <text:list-item>
          <text:p text:style-name="P15"><text:soft-page-break/>Roles – Any user</text:p>
        </text:list-item>
      </text:list>
      <text:list xml:id="list2453482811" text:style-name="L5">
        <text:list-item>
          <text:p text:style-name="P9">Make a GET request to “<text:a xlink:type="simple" xlink:href="http://localhost/" text:style-name="Internet_20_link" text:visited-style-name="Visited_20_Internet_20_Link">http://localhost</text:a>:&lt;port&gt;/project_details/project_display”.</text:p>
        </text:list-item>
        <text:list-item>
          <text:p text:style-name="P9">The request must contain the parameter in the following format:</text:p>
        </text:list-item>
        <text:list-item>
          <text:p text:style-name="P9">{“project_display”:{“sig”: “&lt;value&gt;”}}</text:p>
        </text:list-item>
        <text:list-item>
          <text:p text:style-name="P9">This will return a JSON array containing all the records of the projects with the SIG mentioned in the parameters, and a status – 200(Ok).</text:p>
        </text:list-item>
      </text:list>
      <text:p text:style-name="P6"/>
      <text:p text:style-name="P10">* The documentation for dashboard will be added so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9:38:04.021663543</meta:creation-date>
    <dc:date>2020-05-09T20:16:43.693538667</dc:date>
    <meta:editing-duration>PT5M55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2" meta:paragraph-count="31" meta:word-count="257" meta:character-count="1785" meta:non-whitespace-character-count="1562"/>
  </office:meta>
</office:document-meta>
</file>